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531140295" text:style-name="L1">
        <text:list-item>
          <text:p text:style-name="P2">Initialization of a repository</text:p>
          <text:list>
            <text:list-item>
              <text:p text:style-name="P1">Done</text:p>
            </text:list-item>
          </text:list>
        </text:list-item>
        <text:list-item>
          <text:p text:style-name="P2">Reading /Displaying of the status of all files contained in a repository</text:p>
          <text:list>
            <text:list-item>
              <text:p text:style-name="P1">Done</text:p>
            </text:list-item>
          </text:list>
        </text:list-item>
        <text:list-item>
          <text:p text:style-name="P1">Adding of files to the repository</text:p>
          <text:list>
            <text:list-item>
              <text:p text:style-name="P1">Gitfunc</text:p>
            </text:list-item>
            <text:list-item>
              <text:p text:style-name="P1">UI support</text:p>
            </text:list-item>
          </text:list>
        </text:list-item>
        <text:list-item>
          <text:p text:style-name="P1">Display of missing files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Removing them from repo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Show the former versions of a file (=&gt; create a temp file for binaries like OO.org)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miting of files to the master branch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plete UI in german</text:p>
          <text:list>
            <text:list-item>
              <text:p text:style-name="P1">Very last thing to d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4-12T19:54:50</dc:date>
    <meta:editing-duration>PT00H15M02S</meta:editing-duration>
    <meta:editing-cycles>13</meta:editing-cycles>
    <meta:generator>OpenOffice.org/3.2$Linux OpenOffice.org_project/320m12$Build-9483</meta:generator>
    <meta:document-statistic meta:table-count="0" meta:image-count="0" meta:object-count="0" meta:page-count="1" meta:paragraph-count="23" meta:word-count="112" meta:character-count="516"/>
  </office:meta>
</office:document-meta>
</file>